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nfiguration.setFile( I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Configuration.getDoubleClickStrategy( ISourceViewer sourceViewer , String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Configuration.XMLConfiguration( ColorManager colorManager , IvyContentAssist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onfiguration.getPresentationReconciler( ISourceViewer sourceVie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Configuration.getContentAssistant( ISourceViewer sourceVie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Configuration.getXMLScan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Configuration.createInformationControl( Shell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nfiguration.getXMLTagScan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Configuration.getConfiguredContentTypes( ISourceViewer sourceVie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